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6000001B99DD8B11AE6936C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799cm" svg:height="10.764cm" svg:x="1.001cm" svg:y="1.3cm">
          <draw:image xlink:href="Pictures/10000201000003A6000001B99DD8B11AE6936C4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8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7:32:30.740977289</meta:creation-date>
    <dc:date>2021-05-07T12:30:49.494529378</dc:date>
    <meta:editing-duration>PT10M8S</meta:editing-duration>
    <meta:editing-cycles>7</meta:editing-cycles>
    <meta:generator>LibreOffice/6.4.6.2$Linux_X86_64 LibreOffice_project/40$Build-2</meta:generator>
    <meta:document-statistic meta:object-count="1"/>
  </office:meta>
</office:document-meta>
</file>